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5194in" table:align="margins"/>
    </style:style>
    <style:style style:name="Table2.A" style:family="table-column">
      <style:table-column-properties style:column-width="3.7597in" style:rel-column-width="32767*"/>
    </style:style>
    <style:style style:name="Table2.B" style:family="table-column">
      <style:table-column-properties style:column-width="3.7597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09in" table:align="left"/>
    </style:style>
    <style:style style:name="Table1.A" style:family="table-column">
      <style:table-column-properties style:column-width="3.759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.B1" style:family="table-cell">
      <style:table-cell-properties fo:padding="0.0382in" fo:border="0.0007in solid #666666"/>
    </style:style>
    <style:style style:name="Table1.A2" style:family="table-cell">
      <style:table-cell-properties fo:padding="0.0382in" fo:border-left="0.0007in solid #666666" fo:border-right="none" fo:border-top="none" fo:border-bottom="0.0007in solid #666666"/>
    </style:style>
    <style:style style:name="Table1.B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P1" style:family="paragraph" style:parent-style-name="Text_20_body">
      <style:paragraph-properties fo:text-align="start" style:justify-single-word="false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P2" style:family="paragraph" style:parent-style-name="Text_20_body">
      <style:text-properties style:font-name="Andale Mono" fo:font-size="18pt" style:font-size-asian="18pt" style:font-size-complex="18pt"/>
    </style:style>
    <style:style style:name="P3" style:family="paragraph" style:parent-style-name="Text_20_body">
      <style:text-properties fo:color="#006633" style:font-name="Andale Mono" fo:font-size="18pt" style:font-size-asian="18pt" style:font-size-complex="18pt"/>
    </style:style>
    <style:style style:name="P4" style:family="paragraph" style:parent-style-name="Standard">
      <style:text-properties style:font-name="Andale Mono" fo:font-size="16pt" style:font-size-asian="16pt" style:font-size-complex="16pt"/>
    </style:style>
    <style:style style:name="P5" style:family="paragraph" style:parent-style-name="Standard">
      <style:text-properties fo:color="#007826" style:font-name="Andale Mono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6600ff" style:font-name="Andale Mono" fo:font-size="16pt" style:font-size-asian="16pt" style:font-size-complex="16pt"/>
    </style:style>
    <style:style style:name="P7" style:family="paragraph" style:parent-style-name="Standard">
      <style:text-properties style:use-window-font-color="true" style:font-name="Andale Mono" fo:font-size="16pt" style:font-size-asian="16pt" style:font-size-complex="16pt"/>
    </style:style>
    <style:style style:name="P8" style:family="paragraph" style:parent-style-name="Standard">
      <style:text-properties style:font-name="Apple Braille" fo:font-size="14pt" style:font-size-asian="14pt" style:font-size-complex="14pt"/>
    </style:style>
    <style:style style:name="P9" style:family="paragraph" style:parent-style-name="Table_20_Contents">
      <style:text-properties style:font-name="Andale Mono" fo:font-size="18pt" style:font-size-asian="18pt" style:font-size-complex="18pt"/>
    </style:style>
    <style:style style:name="P10" style:family="paragraph" style:parent-style-name="Text_20_body">
      <style:paragraph-properties fo:text-align="start" style:justify-single-word="false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text-properties fo:color="#007826" style:font-name="Andale Mono" fo:font-size="16pt" style:font-size-asian="16pt" style:font-size-complex="16pt"/>
    </style:style>
    <style:style style:name="P12" style:family="paragraph" style:parent-style-name="Standard">
      <style:text-properties style:font-name="Apple Braille" fo:font-size="14pt" style:font-size-asian="14pt" style:font-size-complex="14pt"/>
    </style:style>
    <style:style style:name="P13" style:family="paragraph" style:parent-style-name="Standard">
      <style:text-properties style:font-name="Andale Mono" fo:font-size="16pt" style:font-size-asian="16pt" style:font-size-complex="16pt"/>
    </style:style>
    <style:style style:name="T1" style:family="text">
      <style:text-properties fo:color="#007826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Statements for RetainedFragment With Thread</text:p>
      <text:p text:style-name="P1">Notify Activity Every Time</text:p>
      <text:p text:style-name="P2">* UI thread is in black.</text:p>
      <text:p text:style-name="P3">* New thread is in green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IVITY</text:p>
          </table:table-cell>
          <table:table-cell table:style-name="Table2.A1" office:value-type="string">
            <text:p text:style-name="P9">RETAINEDFRAGMENT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/>onCreate()-b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onCreate()-e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ttach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Create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 table:style-name="Table1.1">
          <table:table-cell table:style-name="Table1.A2" office:value-type="string">
            <text:p text:style-name="P4"><text:s/>onStart()</text:p>
          </table:table-cell>
          <table:table-cell table:style-name="Table1.B2" office:value-type="string">
            <text:p text:style-name="P4"><text:s/></text:p>
          </table:table-cell>
        </table:table-row>
        <table:table-row table:style-name="Table1.1"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Resume()</text:p>
          </table:table-cell>
        </table:table-row>
        <table:table-row>
          <table:table-cell table:style-name="Table1.A2" office:value-type="string">
            <text:p text:style-name="P5"><text:s/>Work ii: 0 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1 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2 </text:p>
          </table:table-cell>
          <table:table-cell table:style-name="Table1.B2" office:value-type="string">
            <text:p text:style-name="P5"><text:s text:c="2"/></text:p>
          </table:table-cell>
        </table:table-row>
        <table:table-row>
          <table:table-cell table:style-name="Table1.A2" office:value-type="string">
            <text:p text:style-name="P5"><text:s/>Work ii: 3 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…...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140 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141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142 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B2" table:number-columns-spanned="2" office:value-type="string">
            <text:p text:style-name="P6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Pause()</text:p>
          </table:table-cell>
        </table:table-row>
        <table:table-row>
          <table:table-cell table:style-name="Table1.A2" office:value-type="string">
            <text:p text:style-name="P4"><text:s/>onPaus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aveInstanceStat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op()</text:p>
          </table:table-cell>
        </table:table-row>
        <text:soft-page-break/>
        <table:table-row>
          <table:table-cell table:style-name="Table1.A2" office:value-type="string">
            <text:p text:style-name="P4"><text:s/>onStop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Detach()</text:p>
          </table:table-cell>
        </table:table-row>
        <table:table-row>
          <table:table-cell table:style-name="Table1.A2" office:value-type="string">
            <text:p text:style-name="P4"><text:s/>onDestroy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Thread waiting: not ready</text:p>
            <text:p text:style-name="P5"><text:s/>and not quitting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ttach()</text:p>
          </table:table-cell>
        </table:table-row>
        <table:table-row>
          <table:table-cell table:style-name="Table1.A2" office:value-type="string">
            <text:p text:style-name="P4"><text:s/>onCreat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Create-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>
          <table:table-cell table:style-name="Table1.A2" office:value-type="string">
            <text:p text:style-name="P4"><text:s/><text:span text:style-name="T1">Work ii: 143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<text:s/><text:span text:style-name="T2">onStart()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<text:s/>onRestoreInstance</text:p>
            <text:p text:style-name="P4"><text:s/>Stat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7"><text:s/>onResume()</text:p>
          </table:table-cell>
        </table:table-row>
        <table:table-row>
          <table:table-cell table:style-name="Table1.A2" office:value-type="string">
            <text:p text:style-name="P5"><text:s/>Work ii: 144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145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...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248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249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<text:s/>Work ii: 250</text:p>
          </table:table-cell>
          <table:table-cell table:style-name="Table1.B2" office:value-type="string">
            <text:p text:style-name="P5"/>
          </table:table-cell>
        </table:table-row>
      </table:table>
      <text:p text:style-name="P8"/>
      <text:p text:style-name="P8">main Activity - onCreate-begin()</text:p>
      <text:p text:style-name="P8">main Activity - onCreate-end()</text:p>
      <text:p text:style-name="P8">Retained - mainThread onAttach()</text:p>
      <text:p text:style-name="P8">Retained - mainThread onCreate()</text:p>
      <text:p text:style-name="P8">Retained - mainThread onActivityCreated()</text:p>
      <text:p text:style-name="P8">Retained - mainThread onStart()</text:p>
      <text:p text:style-name="P8">main Activity - onStart()</text:p>
      <text:p text:style-name="P8">main Activity - onResume()</text:p>
      <text:p text:style-name="P8">Retained - mainThread onResume()</text:p>
      <text:p text:style-name="P8"><text:soft-page-break/>Thread-149 Work ii: 0</text:p>
      <text:p text:style-name="P8">Thread-149 Work ii: 1</text:p>
      <text:p text:style-name="P8">[ 05-24 15:57:13.014 <text:s/>5677: 5702 D/ <text:s text:c="8"/>]</text:p>
      <text:p text:style-name="P8">HostConnection::get() New Host Connection established 0xae4a72a0, tid 5702</text:p>
      <text:p text:style-name="P8">Thread-149 Work ii: 2</text:p>
      <text:p text:style-name="P8">Thread-149 Work ii: 3</text:p>
      <text:p text:style-name="P8">Thread-149 Work ii: 4</text:p>
      <text:p text:style-name="P8">Thread-149 Work ii: 5</text:p>
      <text:p text:style-name="P8">Thread-149 Work ii: 6</text:p>
      <text:p text:style-name="P8">Thread-149 Work ii: 7</text:p>
      <text:p text:style-name="P8">Thread-149 Work ii: 8</text:p>
      <text:p text:style-name="P8">Thread-149 Work ii: 9</text:p>
      <text:p text:style-name="P8">Thread-149 Work ii: 10</text:p>
      <text:p text:style-name="P8">Thread-149 Work ii: 11</text:p>
      <text:p text:style-name="P8">Thread-149 Work ii: 12</text:p>
      <text:p text:style-name="P8">Thread-149 Work ii: 13</text:p>
      <text:p text:style-name="P8">Thread-149 Work ii: 14</text:p>
      <text:p text:style-name="P8">Thread-149 Work ii: 15</text:p>
      <text:p text:style-name="P8">Thread-149 Work ii: 16</text:p>
      <text:p text:style-name="P8">Thread-149 Work ii: 17</text:p>
      <text:p text:style-name="P8">Thread-149 Work ii: 18</text:p>
      <text:p text:style-name="P8">Thread-149 Work ii: 19</text:p>
      <text:p text:style-name="P8">Thread-149 Work ii: 20</text:p>
      <text:p text:style-name="P8">Thread-149 Work ii: 21</text:p>
      <text:p text:style-name="P8">Thread-149 Work ii: 22</text:p>
      <text:p text:style-name="P8">Thread-149 Work ii: 23</text:p>
      <text:p text:style-name="P8">Thread-149 Work ii: 24</text:p>
      <text:p text:style-name="P8">Thread-149 Work ii: 25</text:p>
      <text:p text:style-name="P8">Thread-149 Work ii: 26</text:p>
      <text:p text:style-name="P8">Thread-149 Work ii: 27</text:p>
      <text:p text:style-name="P8">Thread-149 Work ii: 28</text:p>
      <text:p text:style-name="P8">Thread-149 Work ii: 29</text:p>
      <text:p text:style-name="P8">Thread-149 Work ii: 30</text:p>
      <text:p text:style-name="P8">Thread-149 Work ii: 31</text:p>
      <text:p text:style-name="P8">Thread-149 Work ii: 32</text:p>
      <text:p text:style-name="P8">Thread-149 Work ii: 33</text:p>
      <text:p text:style-name="P8">Thread-149 Work ii: 34</text:p>
      <text:p text:style-name="P8">Thread-149 Work ii: 35</text:p>
      <text:p text:style-name="P8">Thread-149 Work ii: 36</text:p>
      <text:p text:style-name="P8">Thread-149 Work ii: 37</text:p>
      <text:p text:style-name="P8">Thread-149 Work ii: 38</text:p>
      <text:p text:style-name="P8">Thread-149 Work ii: 39</text:p>
      <text:p text:style-name="P8">Thread-149 Work ii: 40</text:p>
      <text:p text:style-name="P8"><text:soft-page-break/>Thread-149 Work ii: 41</text:p>
      <text:p text:style-name="P8">Thread-149 Work ii: 42</text:p>
      <text:p text:style-name="P8">Thread-149 Work ii: 43</text:p>
      <text:p text:style-name="P8">Thread-149 Work ii: 44</text:p>
      <text:p text:style-name="P8">Thread-149 Work ii: 45</text:p>
      <text:p text:style-name="P8">Thread-149 Work ii: 46</text:p>
      <text:p text:style-name="P8">Thread-149 Work ii: 47</text:p>
      <text:p text:style-name="P8">Thread-149 Work ii: 48</text:p>
      <text:p text:style-name="P8">Thread-149 Work ii: 49</text:p>
      <text:p text:style-name="P8">Thread-149 Work ii: 50</text:p>
      <text:p text:style-name="P8">Thread-149 Work ii: 51</text:p>
      <text:p text:style-name="P8">Thread-149 Work ii: 52</text:p>
      <text:p text:style-name="P8">Thread-149 Work ii: 53</text:p>
      <text:p text:style-name="P8">Thread-149 Work ii: 54</text:p>
      <text:p text:style-name="P8">Thread-149 Work ii: 55</text:p>
      <text:p text:style-name="P8">Thread-149 Work ii: 56</text:p>
      <text:p text:style-name="P8">Thread-149 Work ii: 57</text:p>
      <text:p text:style-name="P8">Thread-149 Work ii: 58</text:p>
      <text:p text:style-name="P8">Thread-149 Work ii: 59</text:p>
      <text:p text:style-name="P8">Thread-149 Work ii: 60</text:p>
      <text:p text:style-name="P8">Thread-149 Work ii: 61</text:p>
      <text:p text:style-name="P8">Thread-149 Work ii: 62</text:p>
      <text:p text:style-name="P8">Thread-149 Work ii: 63</text:p>
      <text:p text:style-name="P8">Thread-149 Work ii: 64</text:p>
      <text:p text:style-name="P8">Thread-149 Work ii: 65</text:p>
      <text:p text:style-name="P8">Thread-149 Work ii: 66</text:p>
      <text:p text:style-name="P8">Thread-149 Work ii: 67</text:p>
      <text:p text:style-name="P8">Thread-149 Work ii: 68</text:p>
      <text:p text:style-name="P8"><text:soft-page-break/>Thread-149 Work ii: 69</text:p>
      <text:p text:style-name="P8">Thread-149 Work ii: 70</text:p>
      <text:p text:style-name="P8">Thread-149 Work ii: 71</text:p>
      <text:p text:style-name="P8">Thread-149 Work ii: 72</text:p>
      <text:p text:style-name="P8">Thread-149 Work ii: 73</text:p>
      <text:p text:style-name="P8">Thread-149 Work ii: 74</text:p>
      <text:p text:style-name="P8">Thread-149 Work ii: 75</text:p>
      <text:p text:style-name="P8">Thread-149 Work ii: 76</text:p>
      <text:p text:style-name="P8">Thread-149 Work ii: 77</text:p>
      <text:p text:style-name="P8">Thread-149 Work ii: 78</text:p>
      <text:p text:style-name="P8">Thread-149 Work ii: 79</text:p>
      <text:p text:style-name="P8">Thread-149 Work ii: 80</text:p>
      <text:p text:style-name="P8">Thread-149 Work ii: 81</text:p>
      <text:p text:style-name="P8">Thread-149 Work ii: 82</text:p>
      <text:p text:style-name="P8">Thread-149 Work ii: 83</text:p>
      <text:p text:style-name="P8">Thread-149 Work ii: 84</text:p>
      <text:p text:style-name="P8">Thread-149 Work ii: 85</text:p>
      <text:p text:style-name="P8">Thread-149 Work ii: 86</text:p>
      <text:p text:style-name="P8">Thread-149 Work ii: 87</text:p>
      <text:p text:style-name="P8">Thread-149 Work ii: 88</text:p>
      <text:p text:style-name="P8">Thread-149 Work ii: 89</text:p>
      <text:p text:style-name="P8">Thread-149 Work ii: 90</text:p>
      <text:p text:style-name="P8">Thread-149 Work ii: 91</text:p>
      <text:p text:style-name="P8">Thread-149 Work ii: 92</text:p>
      <text:p text:style-name="P8">Thread-149 Work ii: 93</text:p>
      <text:p text:style-name="P8">Thread-149 Work ii: 94</text:p>
      <text:p text:style-name="P8">Thread-149 Work ii: 95</text:p>
      <text:p text:style-name="P8">Thread-149 Work ii: 96</text:p>
      <text:p text:style-name="P8">Thread-149 Work ii: 97</text:p>
      <text:p text:style-name="P8">Thread-149 Work ii: 98</text:p>
      <text:p text:style-name="P8">Thread-149 Work ii: 99</text:p>
      <text:p text:style-name="P8">Thread-149 Work ii: 100</text:p>
      <text:p text:style-name="P8">Thread-149 Work ii: 101</text:p>
      <text:p text:style-name="P8">Thread-149 Work ii: 102</text:p>
      <text:p text:style-name="P8">Thread-149 Work ii: 103</text:p>
      <text:p text:style-name="P8">Thread-149 Work ii: 104</text:p>
      <text:p text:style-name="P8">Thread-149 Work ii: 105</text:p>
      <text:p text:style-name="P8">Thread-149 Work ii: 106</text:p>
      <text:p text:style-name="P8">Thread-149 Work ii: 107</text:p>
      <text:p text:style-name="P8">Thread-149 Work ii: 108</text:p>
      <text:p text:style-name="P8">Thread-149 Work ii: 109</text:p>
      <text:p text:style-name="P8">Thread-149 Work ii: 110</text:p>
      <text:p text:style-name="P8">Thread-149 Work ii: 111</text:p>
      <text:p text:style-name="P8"><text:soft-page-break/>Thread-149 Work ii: 112</text:p>
      <text:p text:style-name="P8">Thread-149 Work ii: 113</text:p>
      <text:p text:style-name="P8">Thread-149 Work ii: 114</text:p>
      <text:p text:style-name="P8">Thread-149 Work ii: 115</text:p>
      <text:p text:style-name="P8">Thread-149 Work ii: 116</text:p>
      <text:p text:style-name="P8">Thread-149 Work ii: 117</text:p>
      <text:p text:style-name="P8">Thread-149 Work ii: 118</text:p>
      <text:p text:style-name="P8">Thread-149 Work ii: 119</text:p>
      <text:p text:style-name="P8">Thread-149 Work ii: 120</text:p>
      <text:p text:style-name="P8">Thread-149 Work ii: 121</text:p>
      <text:p text:style-name="P8">Thread-149 Work ii: 122</text:p>
      <text:p text:style-name="P8">Thread-149 Work ii: 123</text:p>
      <text:p text:style-name="P8">Thread-149 Work ii: 124</text:p>
      <text:p text:style-name="P8">Thread-149 Work ii: 125</text:p>
      <text:p text:style-name="P8">Thread-149 Work ii: 126</text:p>
      <text:p text:style-name="P8">Thread-149 Work ii: 127</text:p>
      <text:p text:style-name="P8">Thread-149 Work ii: 128</text:p>
      <text:p text:style-name="P8">Thread-149 Work ii: 129</text:p>
      <text:p text:style-name="P8">Thread-149 Work ii: 130</text:p>
      <text:p text:style-name="P8">Thread-149 Work ii: 131</text:p>
      <text:p text:style-name="P8">Thread-149 Work ii: 132</text:p>
      <text:p text:style-name="P8">Thread-149 Work ii: 133</text:p>
      <text:p text:style-name="P8">Thread-149 Work ii: 134</text:p>
      <text:p text:style-name="P8">Thread-149 Work ii: 135</text:p>
      <text:p text:style-name="P8">Thread-149 Work ii: 136</text:p>
      <text:p text:style-name="P8">Thread-149 Work ii: 137</text:p>
      <text:p text:style-name="P8">Thread-149 Work ii: 138</text:p>
      <text:p text:style-name="P8">Thread-149 Work ii: 139</text:p>
      <text:p text:style-name="P8">Thread-149 Work ii: 140</text:p>
      <text:p text:style-name="P8">Thread-149 Work ii: 141</text:p>
      <text:p text:style-name="P8">Thread-149 Work ii: 142</text:p>
      <text:p text:style-name="P8">Retained - mainThread onPause()</text:p>
      <text:p text:style-name="P8">main Activity - onPause()</text:p>
      <text:p text:style-name="P8">main Activity - onSaveInstanceState()</text:p>
      <text:p text:style-name="P8">Retained - mainThread onStop()</text:p>
      <text:p text:style-name="P8">main Activity - onStop()</text:p>
      <text:p text:style-name="P8">Retained - mainThread onDetach()</text:p>
      <text:p text:style-name="P8">main Activity - onDestroy()</text:p>
      <text:p text:style-name="P8">Retained - Thread-149Thread waiting: not ready and not quitting</text:p>
      <text:p text:style-name="P8">Retained - mainThread onAttach()</text:p>
      <text:p text:style-name="P8">main Activity - onCreate-begin()</text:p>
      <text:p text:style-name="P8">main Activity - onCreate-end()</text:p>
      <text:p text:style-name="P8">Retained - mainThread onActivityCreated()</text:p>
      <text:p text:style-name="P8"><text:soft-page-break/>Retained - mainThread onStart()</text:p>
      <text:p text:style-name="P8">Thread-149 Work ii: 143</text:p>
      <text:p text:style-name="P8">main Activity - onStart()</text:p>
      <text:p text:style-name="P8">main Activity - onRestoreInstanceState()</text:p>
      <text:p text:style-name="P8">main Activity - onResume()</text:p>
      <text:p text:style-name="P8">Retained - mainThread onResume()</text:p>
      <text:p text:style-name="P8">Thread-149 Work ii: 144</text:p>
      <text:p text:style-name="P8">Thread-149 Work ii: 145</text:p>
      <text:p text:style-name="P8">Thread-149 Work ii: 146</text:p>
      <text:p text:style-name="P8">Thread-149 Work ii: 147</text:p>
      <text:p text:style-name="P8">Thread-149 Work ii: 148</text:p>
      <text:p text:style-name="P8">Thread-149 Work ii: 149</text:p>
      <text:p text:style-name="P8">Thread-149 Work ii: 150</text:p>
      <text:p text:style-name="P8">Thread-149 Work ii: 151</text:p>
      <text:p text:style-name="P8">Thread-149 Work ii: 152</text:p>
      <text:p text:style-name="P8">Thread-149 Work ii: 153</text:p>
      <text:p text:style-name="P8">Thread-149 Work ii: 154</text:p>
      <text:p text:style-name="P8">Thread-149 Work ii: 155</text:p>
      <text:p text:style-name="P8">Thread-149 Work ii: 156</text:p>
      <text:p text:style-name="P8">Thread-149 Work ii: 157</text:p>
      <text:p text:style-name="P8">Thread-149 Work ii: 158</text:p>
      <text:p text:style-name="P8">Thread-149 Work ii: 159</text:p>
      <text:p text:style-name="P8">Thread-149 Work ii: 160</text:p>
      <text:p text:style-name="P8">Thread-149 Work ii: 161</text:p>
      <text:p text:style-name="P8">Thread-149 Work ii: 162</text:p>
      <text:p text:style-name="P8">Thread-149 Work ii: 163</text:p>
      <text:p text:style-name="P8">Thread-149 Work ii: 164</text:p>
      <text:p text:style-name="P8">Thread-149 Work ii: 165</text:p>
      <text:p text:style-name="P8">Thread-149 Work ii: 166</text:p>
      <text:p text:style-name="P8">Thread-149 Work ii: 167</text:p>
      <text:p text:style-name="P8">Thread-149 Work ii: 168</text:p>
      <text:p text:style-name="P8">Thread-149 Work ii: 169</text:p>
      <text:p text:style-name="P8">Thread-149 Work ii: 170</text:p>
      <text:p text:style-name="P8">Thread-149 Work ii: 171</text:p>
      <text:p text:style-name="P8">Thread-149 Work ii: 172</text:p>
      <text:p text:style-name="P8">Thread-149 Work ii: 173</text:p>
      <text:p text:style-name="P8">Thread-149 Work ii: 174</text:p>
      <text:p text:style-name="P8">Thread-149 Work ii: 175</text:p>
      <text:p text:style-name="P8">Thread-149 Work ii: 176</text:p>
      <text:p text:style-name="P8">Thread-149 Work ii: 177</text:p>
      <text:p text:style-name="P8">Thread-149 Work ii: 178</text:p>
      <text:p text:style-name="P8">Thread-149 Work ii: 179</text:p>
      <text:p text:style-name="P8">Thread-149 Work ii: 180</text:p>
      <text:p text:style-name="P8"><text:soft-page-break/>Thread-149 Work ii: 181</text:p>
      <text:p text:style-name="P8">Thread-149 Work ii: 182</text:p>
      <text:p text:style-name="P8">Thread-149 Work ii: 183</text:p>
      <text:p text:style-name="P8">Thread-149 Work ii: 184</text:p>
      <text:p text:style-name="P8">Thread-149 Work ii: 185</text:p>
      <text:p text:style-name="P8">Thread-149 Work ii: 186</text:p>
      <text:p text:style-name="P8">Thread-149 Work ii: 187</text:p>
      <text:p text:style-name="P8">Thread-149 Work ii: 188</text:p>
      <text:p text:style-name="P8">Thread-149 Work ii: 189</text:p>
      <text:p text:style-name="P8">Thread-149 Work ii: 190</text:p>
      <text:p text:style-name="P8">Thread-149 Work ii: 191</text:p>
      <text:p text:style-name="P8">Thread-149 Work ii: 192</text:p>
      <text:p text:style-name="P8">Thread-149 Work ii: 193</text:p>
      <text:p text:style-name="P8">Thread-149 Work ii: 194</text:p>
      <text:p text:style-name="P8">Thread-149 Work ii: 195</text:p>
      <text:p text:style-name="P8">Thread-149 Work ii: 196</text:p>
      <text:p text:style-name="P8">Thread-149 Work ii: 197</text:p>
      <text:p text:style-name="P8">Thread-149 Work ii: 198</text:p>
      <text:p text:style-name="P8">Thread-149 Work ii: 199</text:p>
      <text:p text:style-name="P8">Thread-149 Work ii: 200</text:p>
      <text:p text:style-name="P8">Thread-149 Work ii: 201</text:p>
      <text:p text:style-name="P8">Thread-149 Work ii: 202</text:p>
      <text:p text:style-name="P8">Thread-149 Work ii: 203</text:p>
      <text:p text:style-name="P8">Thread-149 Work ii: 204</text:p>
      <text:p text:style-name="P8">Thread-149 Work ii: 205</text:p>
      <text:p text:style-name="P8">Thread-149 Work ii: 206</text:p>
      <text:p text:style-name="P8">Thread-149 Work ii: 207</text:p>
      <text:p text:style-name="P8">Thread-149 Work ii: 208</text:p>
      <text:p text:style-name="P8">Thread-149 Work ii: 209</text:p>
      <text:p text:style-name="P8">Thread-149 Work ii: 210</text:p>
      <text:p text:style-name="P8">Thread-149 Work ii: 211</text:p>
      <text:p text:style-name="P8">Thread-149 Work ii: 212</text:p>
      <text:p text:style-name="P8">Thread-149 Work ii: 213</text:p>
      <text:p text:style-name="P8">Thread-149 Work ii: 214</text:p>
      <text:p text:style-name="P8">Thread-149 Work ii: 215</text:p>
      <text:p text:style-name="P8">Thread-149 Work ii: 216</text:p>
      <text:p text:style-name="P8">Thread-149 Work ii: 217</text:p>
      <text:p text:style-name="P8">Thread-149 Work ii: 218</text:p>
      <text:p text:style-name="P8">Thread-149 Work ii: 219</text:p>
      <text:p text:style-name="P8">Thread-149 Work ii: 220</text:p>
      <text:p text:style-name="P8">Thread-149 Work ii: 221</text:p>
      <text:p text:style-name="P8">Thread-149 Work ii: 222</text:p>
      <text:p text:style-name="P8">Thread-149 Work ii: 223</text:p>
      <text:p text:style-name="P8"><text:soft-page-break/>Thread-149 Work ii: 224</text:p>
      <text:p text:style-name="P8">Thread-149 Work ii: 225</text:p>
      <text:p text:style-name="P8">Thread-149 Work ii: 226</text:p>
      <text:p text:style-name="P8">Thread-149 Work ii: 227</text:p>
      <text:p text:style-name="P8">Thread-149 Work ii: 228</text:p>
      <text:p text:style-name="P8">Thread-149 Work ii: 229</text:p>
      <text:p text:style-name="P8">Thread-149 Work ii: 230</text:p>
      <text:p text:style-name="P8">Thread-149 Work ii: 231</text:p>
      <text:p text:style-name="P8">Thread-149 Work ii: 232</text:p>
      <text:p text:style-name="P8">Thread-149 Work ii: 233</text:p>
      <text:p text:style-name="P8">Thread-149 Work ii: 234</text:p>
      <text:p text:style-name="P8">Thread-149 Work ii: 235</text:p>
      <text:p text:style-name="P8">Thread-149 Work ii: 236</text:p>
      <text:p text:style-name="P8">Thread-149 Work ii: 237</text:p>
      <text:p text:style-name="P8">Thread-149 Work ii: 238</text:p>
      <text:p text:style-name="P8">Thread-149 Work ii: 239</text:p>
      <text:p text:style-name="P8">Thread-149 Work ii: 240</text:p>
      <text:p text:style-name="P8">Thread-149 Work ii: 241</text:p>
      <text:p text:style-name="P8">Thread-149 Work ii: 242</text:p>
      <text:p text:style-name="P8">Thread-149 Work ii: 243</text:p>
      <text:p text:style-name="P8">Thread-149 Work ii: 244</text:p>
      <text:p text:style-name="P8">Thread-149 Work ii: 245</text:p>
      <text:p text:style-name="P8">Thread-149 Work ii: 246</text:p>
      <text:p text:style-name="P8">Thread-149 Work ii: 247</text:p>
      <text:p text:style-name="P8">Thread-149 Work ii: 248</text:p>
      <text:p text:style-name="P8">Thread-149 Work ii: 249</text:p>
      <text:p text:style-name="P8">Thread-149 Work ii: 2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17T16:08:29</meta:creation-date>
    <dc:date>2016-05-24T16:17:48</dc:date>
    <dc:creator>Flo Maldonado</dc:creator>
    <meta:editing-duration>P2DT4H20M43S</meta:editing-duration>
    <meta:editing-cycles>7</meta:editing-cycles>
    <meta:generator>OpenOffice/4.1.1$Unix OpenOffice.org_project/411m6$Build-9775</meta:generator>
    <meta:document-statistic meta:table-count="2" meta:image-count="0" meta:object-count="0" meta:page-count="9" meta:paragraph-count="333" meta:word-count="1232" meta:character-count="7342"/>
  </office:meta>
</office:document-meta>
</file>